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917in" style:rel-column-width="22633*"/>
    </style:style>
    <style:style style:name="Table1.B" style:family="table-column">
      <style:table-column-properties style:column-width="1.7632in" style:rel-column-width="16686*"/>
    </style:style>
    <style:style style:name="Table1.C" style:family="table-column">
      <style:table-column-properties style:column-width="2.7701in" style:rel-column-width="262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officeooo:rsid="00204d99" officeooo:paragraph-rsid="00204d99" style:font-size-asian="14pt" style:font-size-complex="14pt"/>
    </style:style>
    <style:style style:name="P12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 style:font-size-asian="14pt" style:font-weight-asian="normal" style:font-size-complex="14pt" style:font-weight-complex="normal"/>
    </style:style>
    <style:style style:name="P13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14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fo:letter-spacing="normal"/>
    </style:style>
    <style:style style:name="T1" style:family="text">
      <style:text-properties style:font-name="Lucida Console" fo:font-size="10pt" fo:font-style="normal" fo:font-weight="normal"/>
    </style:style>
    <style:style style:name="T2" style:family="text">
      <style:text-properties officeooo:rsid="001cb4c9"/>
    </style:style>
    <style:style style:name="T3" style:family="text">
      <style:text-properties officeooo:rsid="0020d55c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Del7</text:span> Repor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Sensitivity</text:p>
          </table:table-cell>
          <table:table-cell table:style-name="Table1.C1" office:value-type="string">
            <text:p text:style-name="P10">Specificity</text:p>
          </table:table-cell>
        </table:table-row>
        <table:table-row>
          <table:table-cell table:style-name="Table1.A2" office:value-type="string">
            <text:p text:style-name="P10">Top 50 correlated genes</text:p>
          </table:table-cell>
          <table:table-cell table:style-name="Table1.B2" office:value-type="float" office:value="0">
            <text:p text:style-name="P11">0</text:p>
          </table:table-cell>
          <table:table-cell table:style-name="Table1.C2" office:value-type="float" office:value="1">
            <text:p text:style-name="P11">1</text:p>
          </table:table-cell>
        </table:table-row>
        <table:table-row>
          <table:table-cell table:style-name="Table1.A2" office:value-type="string">
            <text:p text:style-name="P10">Top 50 diff expressed</text:p>
          </table:table-cell>
          <table:table-cell table:style-name="Table1.B2" office:value-type="float" office:value="0.38">
            <text:p text:style-name="P11">0.<text:span text:style-name="T3">38</text:span></text:p>
          </table:table-cell>
          <table:table-cell table:style-name="Table1.C2" office:value-type="float" office:value="0.99">
            <text:p text:style-name="P11">0.99</text:p>
          </table:table-cell>
        </table:table-row>
      </table:table>
      <text:p text:style-name="P2"/>
      <text:p text:style-name="P2"/>
      <text:p text:style-name="P1">Top 50 correlated genes intersection:</text:p>
      <text:p text:style-name="P5">[1] "FAM169A|26049_calculated" "HEYL|26508_calculated" <text:s text:c="3"/>"OTUD3|23252_calculated" <text:s text:c="2"/>"VIP|7432_calculated" <text:s text:c="5"/>"ARMCX1|51309_calculated" </text:p>
      <text:p text:style-name="P5">[6] "SLC18A2|6571_calculated" <text:s/>"AGAP1|116987_calculated" <text:s/>"ZSCAN1|284312_calculated" "KLF8|11279_calculated" </text:p>
      <text:p text:style-name="P12"/>
      <text:p text:style-name="P6"/>
      <text:p text:style-name="P7">Top 50 diff expressed, intersection:</text:p>
      <text:p text:style-name="P5"><text:s/>[1] "LUC7L2|51631_calculated" <text:s text:c="2"/>"PDAP1|11333_calculated" <text:s text:c="3"/>"SLC18A2|6571_calculated" <text:s text:c="2"/>"MKRN1|23608_calculated" <text:s text:c="3"/>"FAM169A|26049_calculated" </text:p>
      <text:p text:style-name="P4"><text:s/><text:span text:style-name="T1">[6] "SLC25A13|10165_calculated" "PL-5283|647087_calculated" "GATAD1|57798_calculated" <text:s text:c="2"/>"MYCT1|80177_calculated" <text:s text:c="3"/>"EXOC4|60412_calculated" <text:s text:c="2"/></text:span></text:p>
      <text:p text:style-name="P5">[11] "C7orf42|55069_calculated" <text:s/>"FGD5|152273_calculated" <text:s text:c="3"/>"ZNF655|79027_calculated" <text:s text:c="2"/>"NOM1|64434_calculated" <text:s text:c="4"/>"CUX1|1523_calculated" <text:s text:c="4"/></text:p>
      <text:p text:style-name="P5">[16] "SUMF2|25870_calculated" <text:s text:c="3"/>"CASP2|835_calculated" <text:s text:c="5"/>"STYXL1|51657_calculated" <text:s text:c="2"/>"TRIM4|89122_calculated" <text:s text:c="3"/>"GSTK1|373156_calculated" <text:s/></text:p>
      <text:p text:style-name="P5">[21] "AGAP1|116987_calculated" <text:s text:c="2"/>"TNPO3|23534_calculated" <text:s text:c="3"/>"CPSF4|10898_calculated" <text:s text:c="3"/>"ZNF394|84124_calculated" </text:p>
      <text:p text:style-name="P5"/>
      <text:p text:style-name="P5"/>
      <text:p text:style-name="P9">Intersection of Top 50 correlates and Top 50 diff expression intersections:</text:p>
      <text:p text:style-name="P5">[1] "FAM169A|26049_calculated" "SLC18A2|6571_calculated" <text:s/>"AGAP1|116987_calculated" 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Hindalong</meta:initial-creator>
    <meta:creation-date>2014-04-06T18:56:37.08</meta:creation-date>
    <dc:date>2014-04-07T02:53:08.570000000</dc:date>
    <dc:creator>Emily Hindalong</dc:creator>
    <meta:editing-duration>PT36M31S</meta:editing-duration>
    <meta:editing-cycles>6</meta:editing-cycles>
    <meta:generator>LibreOffice/4.2.2.1$Windows_x86 LibreOffice_project/3be8cda0bddd8e430d8cda1ebfd581265cca5a0f</meta:generator>
    <meta:document-statistic meta:table-count="1" meta:image-count="0" meta:object-count="0" meta:page-count="1" meta:paragraph-count="20" meta:word-count="81" meta:character-count="1257" meta:non-whitespace-character-count="1120"/>
  </office:meta>
</office:document-meta>
</file>